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alibri" fo:font-size="14pt" officeooo:rsid="001d66c2" officeooo:paragraph-rsid="001d66c2" style:font-size-asian="14pt" style:font-name-complex="Calibri1" style:font-size-complex="14pt"/>
    </style:style>
    <style:style style:name="P2" style:family="paragraph" style:parent-style-name="Standard" style:list-style-name="L1">
      <style:text-properties style:font-name="Calibri" fo:font-size="14pt" officeooo:rsid="001d66c2" officeooo:paragraph-rsid="001fb4fc" style:font-size-asian="14pt" style:font-name-complex="Calibri1" style:font-size-complex="14pt"/>
    </style:style>
    <style:style style:name="P3" style:family="paragraph" style:parent-style-name="Standard" style:list-style-name="L1">
      <style:text-properties style:font-name="Calibri" fo:font-size="14pt" style:font-size-asian="14pt" style:font-name-complex="Calibri1" style:font-size-complex="14pt"/>
    </style:style>
    <style:style style:name="P4" style:family="paragraph" style:parent-style-name="Standard" style:list-style-name="L1">
      <style:text-properties style:font-name="Calibri" fo:font-size="14pt" officeooo:rsid="001fb4fc" officeooo:paragraph-rsid="001fb4fc" style:font-size-asian="14pt" style:font-name-complex="Calibri1" style:font-size-complex="14pt"/>
    </style:style>
    <style:style style:name="T1" style:family="text">
      <style:text-properties officeooo:rsid="001d66c2"/>
    </style:style>
    <style:style style:name="T2" style:family="text">
      <style:text-properties officeooo:rsid="001fb4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http:/localhost:8080</text:p>
          <text:list>
            <text:list-item>
              <text:p text:style-name="P3">/<text:span text:style-name="T1">geo</text:span></text:p>
              <text:list>
                <text:list-item>
                  <text:p text:style-name="P1">/geojson?=state</text:p>
                  <text:list>
                    <text:list-item>
                      <text:p text:style-name="P2"><text:span text:style-name="T2">param: </text:span>state</text:p>
                      <text:list>
                        <text:list-item>
                          <text:p text:style-name="P2"><text:span text:style-name="T2">The</text:span> <text:span text:style-name="T2">code for which state to fetch geojson for</text:span></text:p>
                        </text:list-item>
                        <text:list-item>
                          <text:p text:style-name="P4">Must be either “ny” or “ms”</text:p>
                        </text:list-item>
                      </text:list>
                    </text:list-item>
                    <text:list-item>
                      <text:p text:style-name="P1">returns: The geojson string for the state’s district boundaries.</text:p>
                    </text:list-item>
                  </text:list>
                </text:list-item>
                <text:list-item>
                  <text:p text:style-name="P1">/coords?=state</text:p>
                  <text:list>
                    <text:list-item>
                      <text:p text:style-name="P2"><text:span text:style-name="T2">param: </text:span>state</text:p>
                      <text:list>
                        <text:list-item>
                          <text:p text:style-name="P2"><text:span text:style-name="T2">The</text:span> <text:span text:style-name="T2">code for which state to fetch geojson for</text:span></text:p>
                        </text:list-item>
                        <text:list-item>
                          <text:p text:style-name="P4">Must be either “ny” or “ms”</text:p>
                        </text:list-item>
                      </text:list>
                    </text:list-item>
                    <text:list-item>
                      <text:p text:style-name="P1">returns: The coordinates of the state (as a json object with attributes “x” and “y”) to use for zooming in on the map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0.06pt solid #000000" fo:padding="0.079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4-03-21T17:48:22.352373772</meta:creation-date>
    <meta:editing-duration>PT7M15S</meta:editing-duration>
    <meta:generator>LibreOffice/7.6.5.2$Linux_X86_64 LibreOffice_project/60$Build-2</meta:generator>
    <dc:title>Cal14</dc:title>
    <dc:date>2024-03-25T08:12:40.114345268</dc:date>
    <meta:document-statistic meta:table-count="0" meta:image-count="0" meta:object-count="0" meta:page-count="1" meta:paragraph-count="12" meta:word-count="82" meta:character-count="415" meta:non-whitespace-character-count="357"/>
    <meta:user-defined meta:name="AppVersion">16.0000</meta:user-defined>
    <meta:template xlink:type="simple" xlink:actuate="onRequest" xlink:title="Cal14" xlink:href="../../../../Templates/Cal14.ott" meta:date="2024-03-21T17:48:21.605864528"/>
  </office:meta>
</office:document-meta>
</file>